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2">
      <style:text-properties officeooo:rsid="0001dad9" officeooo:paragraph-rsid="0001dad9"/>
    </style:style>
    <style:style style:name="P2" style:family="paragraph" style:parent-style-name="Table_20_Contents">
      <style:text-properties officeooo:rsid="0001dad9" officeooo:paragraph-rsid="0001dad9"/>
    </style:style>
    <style:style style:name="P3" style:family="paragraph" style:parent-style-name="Table_20_Contents">
      <style:paragraph-properties fo:text-align="center" style:justify-single-word="false"/>
      <style:text-properties officeooo:rsid="0001dad9" officeooo:paragraph-rsid="0001dad9"/>
    </style:style>
    <style:style style:name="P4" style:family="paragraph" style:parent-style-name="Table_20_Contents">
      <style:paragraph-properties fo:text-align="start" style:justify-single-word="false"/>
      <style:text-properties officeooo:rsid="0001dad9" officeooo:paragraph-rsid="0001dad9"/>
    </style:style>
    <style:style style:name="P5" style:family="paragraph" style:parent-style-name="Table_20_Contents">
      <style:paragraph-properties fo:text-align="start" style:justify-single-word="false"/>
      <style:text-properties officeooo:rsid="00033e5d" officeooo:paragraph-rsid="00033e5d"/>
    </style:style>
    <style:style style:name="P6" style:family="paragraph" style:parent-style-name="Table_20_Contents">
      <style:paragraph-properties fo:text-align="start" style:justify-single-word="false"/>
      <style:text-properties officeooo:rsid="000444b1" officeooo:paragraph-rsid="000444b1"/>
    </style:style>
    <style:style style:name="P7" style:family="paragraph" style:parent-style-name="Table_20_Contents" style:list-style-name="L1">
      <style:text-properties officeooo:rsid="0001dad9" officeooo:paragraph-rsid="0001dad9"/>
    </style:style>
    <style:style style:name="P8" style:family="paragraph" style:parent-style-name="Table_20_Contents">
      <style:text-properties officeooo:rsid="0001dad9" officeooo:paragraph-rsid="0001dad9"/>
    </style:style>
    <style:style style:name="P9" style:family="paragraph" style:parent-style-name="Table_20_Contents" style:list-style-name="L2">
      <style:paragraph-properties fo:text-align="start" style:justify-single-word="false"/>
      <style:text-properties officeooo:rsid="00033e5d" officeooo:paragraph-rsid="00033e5d"/>
    </style:style>
    <style:style style:name="P10" style:family="paragraph" style:parent-style-name="Table_20_Contents" style:list-style-name="L2">
      <style:paragraph-properties fo:text-align="start" style:justify-single-word="false"/>
      <style:text-properties officeooo:rsid="000444b1" officeooo:paragraph-rsid="000444b1"/>
    </style:style>
    <style:style style:name="P11" style:family="paragraph" style:parent-style-name="Text_20_body" style:list-style-name="L3"/>
    <style:style style:name="P12" style:family="paragraph" style:parent-style-name="Text_20_body" style:list-style-name="L3">
      <style:paragraph-properties fo:margin-top="0in" fo:margin-bottom="0in" loext:contextual-spacing="false"/>
    </style:style>
    <style:style style:name="T1" style:family="text">
      <style:text-properties officeooo:rsid="00071a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628342521328">
          <table:table-cell table:style-name="Table1.A1" office:value-type="string">
            <text:p text:style-name="P2">#easy workflow</text:p>
            <text:list xml:id="list2528505804" text:style-name="L1">
              <text:list-item>
                <text:p text:style-name="P7">make repo</text:p>
              </text:list-item>
              <text:list-item>
                <text:p text:style-name="P7">clone repo</text:p>
              </text:list-item>
              <text:list-item>
                <text:p text:style-name="P7">add files to newly made cloned folder</text:p>
              </text:list-item>
              <text:list-item>
                <text:p text:style-name="P7">git add </text:p>
              </text:list-item>
              <text:list-item>
                <text:p text:style-name="P7">git commit</text:p>
              </text:list-item>
              <text:list-item>
                <text:p text:style-name="P7">git push</text:p>
              </text:list-item>
            </text:list>
            <text:p text:style-name="P2"/>
            <text:p text:style-name="P2"/>
          </table:table-cell>
        </table:table-row>
        <table:table-row table:style-name="TableLine94628342930048">
          <table:table-cell table:style-name="Table1.A2" office:value-type="string">
            <text:p text:style-name="P3">BEST PRACTICES</text:p>
            <text:p text:style-name="P4"/>
            <text:p text:style-name="P4"/>
            <text:list xml:id="list1315545879" text:style-name="L2">
              <text:list-item>
                <text:p text:style-name="P9">dont git push to master directly</text:p>
              </text:list-item>
              <text:list-item>
                <text:p text:style-name="P9">dont commit without author name</text:p>
              </text:list-item>
              <text:list-item>
                <text:p text:style-name="P9">write meaningful commit message: Your commit msg in the long run should tell a story.</text:p>
              </text:list-item>
              <text:list-item>
                <text:p text:style-name="P10">Create meaningful gitignore message.</text:p>
              </text:list-item>
            </text:list>
            <text:p text:style-name="P6"/>
            <text:p text:style-name="P5"/>
          </table:table-cell>
        </table:table-row>
        <table:table-row table:style-name="TableLine94628342530416">
          <table:table-cell table:style-name="Table1.A2" office:value-type="string">
            <text:h text:style-name="P1" text:outline-level="2"><text:bookmark text:name="seven-rules"/>The seven rules of a great Git commit message</text:h>
            <text:p text:style-name="Quotations"><text:span text:style-name="Emphasis">Keep in mind: </text:span><text:a xlink:type="simple" xlink:href="http://tbaggery.com/2008/04/19/a-note-about-git-commit-messages.html" text:style-name="Internet_20_link" text:visited-style-name="Visited_20_Internet_20_Link"><text:span text:style-name="Emphasis">This</text:span></text:a><text:span text:style-name="Emphasis"> </text:span><text:a xlink:type="simple" xlink:href="https://www.git-scm.com/book/en/v2/Distributed-Git-Contributing-to-a-Project#_commit_guidelines" text:style-name="Internet_20_link" text:visited-style-name="Visited_20_Internet_20_Link"><text:span text:style-name="Emphasis">has</text:span></text:a><text:span text:style-name="Emphasis"> </text:span><text:a xlink:type="simple" xlink:href="https://github.com/torvalds/subsurface-for-dirk/blob/master/README.md#contributing" text:style-name="Internet_20_link" text:visited-style-name="Visited_20_Internet_20_Link"><text:span text:style-name="Emphasis">all</text:span></text:a><text:span text:style-name="Emphasis"> </text:span><text:a xlink:type="simple" xlink:href="http://who-t.blogspot.co.at/2009/12/on-commit-messages.html" text:style-name="Internet_20_link" text:visited-style-name="Visited_20_Internet_20_Link"><text:span text:style-name="Emphasis">been</text:span></text:a><text:span text:style-name="Emphasis"> </text:span><text:a xlink:type="simple" xlink:href="https://github.com/erlang/otp/wiki/writing-good-commit-messages" text:style-name="Internet_20_link" text:visited-style-name="Visited_20_Internet_20_Link"><text:span text:style-name="Emphasis">said</text:span></text:a><text:span text:style-name="Emphasis"> </text:span><text:a xlink:type="simple" xlink:href="https://github.com/spring-projects/spring-framework/blob/30bce7/CONTRIBUTING.md#format-commit-messages" text:style-name="Internet_20_link" text:visited-style-name="Visited_20_Internet_20_Link"><text:span text:style-name="Emphasis">before</text:span></text:a><text:span text:style-name="Emphasis">.</text:span></text:p>
            <text:list xml:id="list683653022" text:style-name="L3">
              <text:list-item>
                <text:p text:style-name="P12"><text:a xlink:type="simple" xlink:href="https://cbea.ms/git-commit/#separate" text:style-name="Internet_20_link" text:visited-style-name="Visited_20_Internet_20_Link">Separate subject from body with a blank line</text:a></text:p>
              </text:list-item>
              <text:list-item>
                <text:p text:style-name="P12"><text:a xlink:type="simple" xlink:href="https://cbea.ms/git-commit/#limit-50" text:style-name="Internet_20_link" text:visited-style-name="Visited_20_Internet_20_Link">Limit the subject line to 50 characters</text:a></text:p>
              </text:list-item>
              <text:list-item>
                <text:p text:style-name="P12"><text:a xlink:type="simple" xlink:href="https://cbea.ms/git-commit/#capitalize" text:style-name="Internet_20_link" text:visited-style-name="Visited_20_Internet_20_Link">Capitalize the subject line</text:a></text:p>
              </text:list-item>
              <text:list-item>
                <text:p text:style-name="P12"><text:a xlink:type="simple" xlink:href="https://cbea.ms/git-commit/#end" text:style-name="Internet_20_link" text:visited-style-name="Visited_20_Internet_20_Link">Do not end the subject line with a period</text:a></text:p>
              </text:list-item>
              <text:list-item>
                <text:p text:style-name="P12"><text:a xlink:type="simple" xlink:href="https://cbea.ms/git-commit/#imperative" text:style-name="Internet_20_link" text:visited-style-name="Visited_20_Internet_20_Link">Use the imperative mood in the subject line</text:a></text:p>
              </text:list-item>
              <text:list-item>
                <text:p text:style-name="P12"><text:a xlink:type="simple" xlink:href="https://cbea.ms/git-commit/#wrap-72" text:style-name="Internet_20_link" text:visited-style-name="Visited_20_Internet_20_Link">Wrap the body at 72 characters</text:a></text:p>
              </text:list-item>
              <text:list-item>
                <text:p text:style-name="P11"><text:a xlink:type="simple" xlink:href="https://cbea.ms/git-commit/#why-not-how" text:style-name="Internet_20_link" text:visited-style-name="Visited_20_Internet_20_Link">Use the body to explain </text:a><text:a xlink:type="simple" xlink:href="https://cbea.ms/git-commit/#why-not-how" text:style-name="Internet_20_link" text:visited-style-name="Visited_20_Internet_20_Link"><text:span text:style-name="Emphasis">what</text:span></text:a><text:a xlink:type="simple" xlink:href="https://cbea.ms/git-commit/#why-not-how" text:style-name="Internet_20_link" text:visited-style-name="Visited_20_Internet_20_Link"> and </text:a><text:a xlink:type="simple" xlink:href="https://cbea.ms/git-commit/#why-not-how" text:style-name="Internet_20_link" text:visited-style-name="Visited_20_Internet_20_Link"><text:span text:style-name="Emphasis">why</text:span></text:a><text:a xlink:type="simple" xlink:href="https://cbea.ms/git-commit/#why-not-how" text:style-name="Internet_20_link" text:visited-style-name="Visited_20_Internet_20_Link"> vs. </text:a><text:a xlink:type="simple" xlink:href="https://cbea.ms/git-commit/#why-not-how" text:style-name="Internet_20_link" text:visited-style-name="Visited_20_Internet_20_Link"><text:span text:style-name="Emphasis">how</text:span></text:a></text:p>
              </text:list-item>
            </text:list>
            <text:p text:style-name="P2">#</text:p>
            <text:p text:style-name="P2"/>
          </table:table-cell>
        </table:table-row>
        <table:table-row table:style-name="TableLine94628342925216">
          <table:table-cell table:style-name="Table1.A2" office:value-type="string">
            <text:p text:style-name="P2"># <text:span text:style-name="T1">creating issues in github</text:span></text:p>
            <text:p text:style-name="P2"/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5T10:13:22.109332052</meta:creation-date>
    <meta:generator>LibreOffice/6.4.7.2$Linux_X86_64 LibreOffice_project/40$Build-2</meta:generator>
    <dc:date>2022-03-08T21:11:11.392208142</dc:date>
    <meta:editing-duration>PT8M59S</meta:editing-duration>
    <meta:editing-cycles>3</meta:editing-cycles>
    <meta:document-statistic meta:table-count="1" meta:image-count="0" meta:object-count="0" meta:page-count="1" meta:paragraph-count="23" meta:word-count="144" meta:character-count="707" meta:non-whitespace-character-count="602"/>
  </office:meta>
</office:document-meta>
</file>